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in" table:align="center" fo:background-color="transparent">
        <style:background-image/>
      </style:table-properties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4.5639in"/>
    </style:style>
    <style:style style:name="Table1.D" style:family="table-column">
      <style:table-column-properties style:column-width="0.761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1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" fo:font-size="12pt" officeooo:rsid="0002f03e" officeooo:paragraph-rsid="0002f03e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officeooo:paragraph-rsid="0004d976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1pt" officeooo:rsid="0002f03e" officeooo:paragraph-rsid="0002f03e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11pt" officeooo:rsid="0004d976" officeooo:paragraph-rsid="0004d97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1pt" officeooo:rsid="000b8873" officeooo:paragraph-rsid="000b887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1pt" fo:font-style="normal" officeooo:paragraph-rsid="000ef424" style:font-size-asian="11pt" style:font-style-asian="normal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11pt" fo:font-style="normal" officeooo:rsid="0004d976" officeooo:paragraph-rsid="0004d976" style:font-size-asian="11pt" style:font-style-asian="normal" style:font-size-complex="11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normal" officeooo:rsid="000ef424" officeooo:paragraph-rsid="0019a50b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officeooo:rsid="0002f03e" officeooo:paragraph-rsid="0002f03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DejaVu Sans" fo:font-size="11pt" fo:font-style="normal" officeooo:rsid="0002f03e" officeooo:paragraph-rsid="0002f03e" style:font-size-asian="11pt" style:font-style-asian="normal" style:font-size-complex="11pt" style:font-style-complex="normal"/>
    </style:style>
    <style:style style:name="P13" style:family="paragraph" style:parent-style-name="Heading_20_2">
      <style:paragraph-properties fo:text-align="center" style:justify-single-word="false"/>
      <style:text-properties fo:color="#2a6099" loext:opacity="100%" fo:font-weight="bold" officeooo:rsid="0002f03e" officeooo:paragraph-rsid="0002f03e" style:font-weight-asian="bold" style:font-weight-complex="bold"/>
    </style:style>
    <style:style style:name="P14" style:family="paragraph" style:parent-style-name="Standard">
      <style:text-properties style:font-name="DejaVu Sans" fo:font-size="12pt" officeooo:paragraph-rsid="0002f03e" style:font-size-asian="12pt" style:font-size-complex="12pt"/>
    </style:style>
    <style:style style:name="P15" style:family="paragraph" style:parent-style-name="Standard">
      <style:text-properties officeooo:paragraph-rsid="0026da69"/>
    </style:style>
    <style:style style:name="P16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officeooo:rsid="00134ccc" officeooo:paragraph-rsid="00134ccc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134ccc" officeooo:paragraph-rsid="00134ccc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DejaVu Sans" fo:font-size="12pt" officeooo:rsid="0010206f" officeooo:paragraph-rsid="0011763a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style:font-name="DejaVu Sans" fo:font-size="11pt" fo:font-style="normal" officeooo:paragraph-rsid="0004d976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fo:font-style="normal" fo:font-weight="normal" officeooo:rsid="000ef424" officeooo:paragraph-rsid="0019a50b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DejaVu Sans" fo:font-size="11pt" officeooo:paragraph-rsid="000b8873" style:font-size-asian="11pt" style:font-size-complex="11pt"/>
    </style:style>
    <style:style style:name="P23" style:family="paragraph" style:parent-style-name="Text_20_body">
      <style:text-properties officeooo:paragraph-rsid="00224c4c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0224c4c"/>
    </style:style>
    <style:style style:name="P25" style:family="paragraph" style:parent-style-name="Text_20_body">
      <style:text-properties officeooo:rsid="00224c4c" officeooo:paragraph-rsid="00224c4c"/>
    </style:style>
    <style:style style:name="P26" style:family="paragraph" style:parent-style-name="Text_20_body">
      <style:text-properties style:text-underline-style="solid" style:text-underline-width="auto" style:text-underline-color="font-color" officeooo:rsid="00224c4c" officeooo:paragraph-rsid="00224c4c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2391bc"/>
    </style:style>
    <style:style style:name="T1" style:family="text">
      <style:text-properties officeooo:rsid="0004d9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c53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d976" style:font-weight-asian="normal" style:font-weight-complex="normal"/>
    </style:style>
    <style:style style:name="T6" style:family="text">
      <style:text-properties officeooo:rsid="000b8873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DejaVu Sans" fo:font-size="12pt" fo:font-style="normal" officeooo:rsid="0004d976" style:font-size-asian="12pt" style:font-style-asian="normal" style:font-size-complex="12pt" style:font-style-complex="normal"/>
    </style:style>
    <style:style style:name="T10" style:family="text">
      <style:text-properties style:font-name="DejaVu Sans" fo:font-size="12pt" style:font-size-asian="12pt" style:font-size-complex="12pt"/>
    </style:style>
    <style:style style:name="T11" style:family="text">
      <style:text-properties style:font-name="DejaVu Sans" fo:font-size="12pt" officeooo:rsid="0009f832" style:font-size-asian="12pt" style:font-size-complex="12pt"/>
    </style:style>
    <style:style style:name="T12" style:family="text">
      <style:text-properties style:font-name="DejaVu Sans" fo:font-size="12pt" fo:font-weight="bold" officeooo:rsid="0009f832" style:font-size-asian="12pt" style:font-weight-asian="bold" style:font-size-complex="12pt" style:font-weight-complex="bold"/>
    </style:style>
    <style:style style:name="T13" style:family="text">
      <style:text-properties style:font-name="DejaVu Sans" officeooo:rsid="0010206f"/>
    </style:style>
    <style:style style:name="T14" style:family="text">
      <style:text-properties style:font-name="DejaVu Sans" fo:font-style="normal" style:font-style-asian="normal" style:font-style-complex="normal"/>
    </style:style>
    <style:style style:name="T15" style:family="text">
      <style:text-properties style:font-name="DejaVu Sans" fo:font-style="normal" officeooo:rsid="0004d976" style:font-style-asian="normal" style:font-style-complex="normal"/>
    </style:style>
    <style:style style:name="T16" style:family="text">
      <style:text-properties style:font-name="DejaVu Sans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DejaVu Sans" fo:font-size="10pt" fo:font-style="normal" officeooo:rsid="0004d976" style:font-size-asian="10pt" style:font-style-asian="normal" style:font-size-complex="10pt" style:font-style-complex="normal"/>
    </style:style>
    <style:style style:name="T18" style:family="text">
      <style:text-properties style:font-name="DejaVu Sans" fo:font-size="2pt" fo:font-style="normal" style:font-size-asian="2pt" style:font-style-asian="normal" style:font-size-complex="2pt" style:font-style-complex="normal"/>
    </style:style>
    <style:style style:name="T19" style:family="text">
      <style:text-properties style:font-name="DejaVu Sans" fo:font-size="2pt" fo:font-style="normal" officeooo:rsid="0004d976" style:font-size-asian="2pt" style:font-style-asian="normal" style:font-size-complex="2pt" style:font-style-complex="normal"/>
    </style:style>
    <style:style style:name="T20" style:family="text">
      <style:text-properties style:font-name="DejaVu Sans" fo:font-size="11pt" fo:font-style="normal" style:font-size-asian="11pt" style:font-style-asian="normal" style:font-size-complex="11pt" style:font-style-complex="normal"/>
    </style:style>
    <style:style style:name="T21" style:family="text">
      <style:text-properties style:font-name="DejaVu Sans" fo:font-size="11pt" fo:font-style="normal" officeooo:rsid="0004d976" style:font-size-asian="11pt" style:font-style-asian="normal" style:font-size-complex="11pt" style:font-style-complex="normal"/>
    </style:style>
    <style:style style:name="T22" style:family="text">
      <style:text-properties fo:font-style="normal" officeooo:rsid="000b8873" style:font-style-asian="normal" style:font-style-complex="normal"/>
    </style:style>
    <style:style style:name="T23" style:family="text">
      <style:text-properties fo:font-style="normal" officeooo:rsid="0004d976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0dcbd7"/>
    </style:style>
    <style:style style:name="T26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134ccc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24c4c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391bc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25745c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09f832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bold" officeooo:rsid="000c4d33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loext:opacity="100%" style:text-line-through-style="none" style:text-line-through-type="none" style:font-name="DejaVu Sans" fo:font-size="12pt" fo:font-style="normal" style:text-underline-style="none" style:font-size-asian="12pt" style:font-style-asian="normal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224c4c" style:font-size-asian="12pt" style:font-style-asian="normal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9f832" style:font-size-asian="12pt" style:font-style-asian="normal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style:font-name="DejaVu Sans" fo:font-size="12pt" fo:font-style="normal" style:text-underline-style="none" officeooo:rsid="000c4d33" style:font-size-asian="12pt" style:font-style-asian="normal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24c4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DejaVu Sans" fo:font-size="12pt" fo:font-style="normal" style:text-underline-style="none" fo:font-weight="normal" officeooo:rsid="002391bc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DejaVu Sans" fo:font-size="12pt" fo:font-style="normal" style:font-size-asian="12pt" style:font-style-asian="normal" style:font-size-complex="12pt" style:font-style-complex="normal"/>
    </style:style>
    <style:style style:name="T40" style:family="text">
      <style:text-properties fo:color="#000000" loext:opacity="100%" style:text-line-through-style="none" style:text-line-through-type="none" style:font-name="DejaVu Sans" fo:font-size="12pt" fo:font-style="italic" style:text-underline-style="none" officeooo:rsid="00224c4c" style:font-size-asian="12pt" style:font-style-asian="italic" style:font-size-complex="12pt" style:font-style-complex="italic"/>
    </style:style>
    <style:style style:name="T41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24c4c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font-name="DejaVu Sans" fo:font-size="12pt" fo:font-style="italic" style:text-underline-style="none" fo:font-weight="normal" officeooo:rsid="002391bc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224c4c" style:font-style-asian="normal" style:font-weight-asian="bold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09f832" style:font-style-asian="normal" style:font-weight-asian="bold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DejaVu Sans" fo:font-style="normal" style:text-underline-style="none" fo:font-weight="bold" officeooo:rsid="000c4d33" style:font-style-asian="normal" style:font-weight-asian="bold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DejaVu Sans" fo:font-style="normal" style:text-underline-style="none" fo:font-weight="normal" officeooo:rsid="00224c4c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DejaVu Sans" fo:font-style="normal" style:text-underline-style="none" officeooo:rsid="0009f832" style:font-style-asian="normal" style:font-style-complex="normal"/>
    </style:style>
    <style:style style:name="T48" style:family="text">
      <style:text-properties fo:color="#000000" loext:opacity="100%" style:text-line-through-style="none" style:text-line-through-type="none" style:font-name="DejaVu Sans" fo:font-style="normal" style:text-underline-style="none" officeooo:rsid="000c4d33" style:font-style-asian="normal" style:font-style-complex="normal"/>
    </style:style>
    <style:style style:name="T49" style:family="text">
      <style:text-properties fo:color="#000000" loext:opacity="100%" style:text-line-through-style="none" style:text-line-through-type="none" style:font-name="DejaVu Sans" fo:font-style="normal" style:text-underline-style="none" officeooo:rsid="00224c4c" style:font-style-asian="normal" style:font-style-complex="normal"/>
    </style:style>
    <style:style style:name="T50" style:family="text">
      <style:text-properties officeooo:rsid="0019a50b"/>
    </style:style>
    <style:style style:name="T51" style:family="text">
      <style:text-properties officeooo:rsid="001af1e7"/>
    </style:style>
    <style:style style:name="T52" style:family="text">
      <style:text-properties fo:color="#2a6099" loext:opacity="100%" fo:font-weight="bold" style:font-weight-asian="bold" style:font-weight-complex="bold"/>
    </style:style>
    <style:style style:name="T53" style:family="text">
      <style:text-properties fo:color="#2a6099" loext:opacity="100%" fo:font-weight="bold" officeooo:rsid="00205eda" style:font-weight-asian="bold" style:font-weight-complex="bold"/>
    </style:style>
    <style:style style:name="T54" style:family="text">
      <style:text-properties fo:color="#2a6099" loext:opacity="100%" fo:font-weight="bold" officeooo:rsid="0024d611" style:font-weight-asian="bold" style:font-weight-complex="bold"/>
    </style:style>
    <style:style style:name="T55" style:family="text">
      <style:text-properties officeooo:rsid="00239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<text:span text:style-name="T7">Numerické meto</text:span><text:span text:style-name="T13">dy 2022/2023</text:span></text:h>
      <text:p text:style-name="P18"><text:span text:style-name="T52">Kruh čtvrtek </text:span><text:span text:style-name="T54">10</text:span><text:span text:style-name="T52">:00 </text:span><text:span text:style-name="T53">T-105</text:span></text:p>
      <text:p text:style-name="P16">Podmínky k získaní zápočtu:</text:p>
      <text:p text:style-name="P17">- max. 3 absence</text:p>
      <text:p text:style-name="P23"><text:span text:style-name="T27">- O</text:span><text:span text:style-name="T26">devzdání a obhájení zápočtov</text:span><text:span text:style-name="T28">ého úkolu na konci semestr</text:span><text:span text:style-name="T29">u</text:span><text:span text:style-name="T28">/ </text:span><text:span text:style-name="T30">počas </text:span><text:span text:style-name="Emphasis"><text:span text:style-name="T43">zkouškového období </text:span></text:span><text:span text:style-name="Emphasis"><text:span text:style-name="T46">(b</text:span></text:span><text:span text:style-name="T34">ližší informace k odevzdávaní úkolu + zadání dostanete na cvičeních v p</text:span><text:span text:style-name="Emphasis"><text:span text:style-name="T34">ů</text:span></text:span><text:span text:style-name="T34">lce semestru)</text:span></text:p>
      <text:p text:style-name="P23"><text:span text:style-name="T34"/></text:p>
      <text:p text:style-name="P26"><text:span text:style-name="T39">Cvičící:</text:span></text:p>
      <text:p text:style-name="P25"><text:span text:style-name="T11">Dominika Mašlárová </text:span><text:span text:style-name="T10">(DM)</text:span><text:span text:style-name="T11">,</text:span><text:span text:style-name="T12"> dominika.maslarova@fjfi.cvut.cz</text:span></text:p>
      <text:p text:style-name="P15"><text:span text:style-name="T35">J</text:span><text:span text:style-name="T36">a</text:span><text:span text:style-name="T35">n Vábek </text:span><text:span text:style-name="T34">(JV)</text:span><text:span text:style-name="T35">, </text:span><text:span text:style-name="T44">Jan.Vabek@eli-beams.eu</text:span></text:p>
      <text:p text:style-name="P23"><text:span text:style-name="T34"/></text:p>
      <text:p text:style-name="P23"><text:span text:style-name="T34"/></text:p>
      <text:p text:style-name="P27"><text:span text:style-name="T37"><text:tab/><text:tab/> <text:s text:c="6"/></text:span><text:bookmark text:name="spellcheck_slovo_1"/><text:span text:style-name="T42">Př</text:span><text:span text:style-name="T41">edběžný plán semestru (ZMĚNA VYHRAZENA):</text:span></text:p>
      <text:p text:style-name="P24"><text:span text:style-name="T34">===============================================</text:span></text:p>
      <text:p text:style-name="P1"><text:s text:c="9"/>D<text:span text:style-name="T55">a</text:span>tum <text:s text:c="9"/><text:tab/> <text:s text:c="26"/>Obsah <text:s text:c="26"/><text:tab/> <text:s text:c="11"/>Cvičíc<text:span text:style-name="T55">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16.2.</text:p>
          </table:table-cell>
          <table:table-cell table:style-name="Table1.A1" office:value-type="string">
            <text:p text:style-name="P6">Ú<text:span text:style-name="T3">vod do Matlabu</text:span></text:p>
          </table:table-cell>
          <table:table-cell table:style-name="Table1.D1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23.2.</text:p>
          </table:table-cell>
          <table:table-cell table:style-name="Table1.D1" office:value-type="string">
            <text:p text:style-name="P19">Úvod do numerické matematiky, chyby ve výpočtech, reprezentace čísel, korektnost a podmíněnost úlohy, stabilita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3">2.3.</text:p>
          </table:table-cell>
          <table:table-cell table:style-name="Table1.D2" office:value-type="string">
            <text:p text:style-name="P19"><text:span text:style-name="T1">L</text:span>ineární algebr<text:span text:style-name="T1">a - </text:span>řešení soustav lineárních rovnic <text:span text:style-name="T1">(</text:span><text:bookmark text:name="SECTION00020000000000000000"/>Přímé metod<text:span text:style-name="T1">y)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3">9.3.</text:p>
          </table:table-cell>
          <table:table-cell table:style-name="Table1.D2" office:value-type="string">
            <text:p text:style-name="P19"><text:span text:style-name="T1">L</text:span>ineární algebr<text:span text:style-name="T1">a - </text:span>řešení soustav lineárních rovnic <text:span text:style-name="T1">(Iterační</text:span> metod<text:span text:style-name="T1">y), </text:span><text:span text:style-name="T4">vlastní čísl</text:span><text:span text:style-name="T5">a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3">5.</text:p>
          </table:table-cell>
          <table:table-cell table:style-name="Table1.A2" office:value-type="string">
            <text:p text:style-name="P3">16.3.</text:p>
          </table:table-cell>
          <table:table-cell table:style-name="Table1.D2" office:value-type="string">
            <text:p text:style-name="P20">Aproximace funkcí <text:span text:style-name="T3">1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6.</text:p>
          </table:table-cell>
          <table:table-cell table:style-name="Table1.A2" office:value-type="string">
            <text:p text:style-name="P3">23.3.</text:p>
          </table:table-cell>
          <table:table-cell table:style-name="Table1.D2" office:value-type="string">
            <text:p text:style-name="P20">Aproximace funkcí <text:span text:style-name="T3">2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3">7.</text:p>
          </table:table-cell>
          <table:table-cell table:style-name="Table1.A2" office:value-type="string">
            <text:p text:style-name="P3">30.3.</text:p>
          </table:table-cell>
          <table:table-cell table:style-name="Table1.D2" office:value-type="string">
            <text:p text:style-name="P8"><text:span text:style-name="T51">N</text:span>elineární rovn<text:span text:style-name="T51">ice</text:span></text:p>
          </table:table-cell>
          <table:table-cell table:style-name="Table1.D2" office:value-type="string">
            <text:p text:style-name="P3">DM</text:p>
          </table:table-cell>
        </table:table-row>
        <table:table-row table:style-name="Table1.1">
          <table:table-cell table:style-name="Table1.A2" office:value-type="string">
            <text:p text:style-name="P4">8.</text:p>
          </table:table-cell>
          <table:table-cell table:style-name="Table1.A2" office:value-type="string">
            <text:p text:style-name="P3">6.4.</text:p>
          </table:table-cell>
          <table:table-cell table:style-name="Table1.D2" office:value-type="string">
            <text:p text:style-name="P22"><text:span text:style-name="T22">Hledání extrém</text:span>ů <text:span text:style-name="T50">1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9.</text:p>
          </table:table-cell>
          <table:table-cell table:style-name="Table1.A2" office:value-type="string">
            <text:p text:style-name="P3">13.<text:span text:style-name="T6">4.</text:span></text:p>
          </table:table-cell>
          <table:table-cell table:style-name="Table1.D2" office:value-type="string">
            <text:p text:style-name="P21"><text:span text:style-name="T6">Hledání extrém</text:span>ů <text:span text:style-name="T50">2</text:span></text:p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5">10.</text:p>
          </table:table-cell>
          <table:table-cell table:style-name="Table1.A2" office:value-type="string">
            <text:p text:style-name="P3">20.4.</text:p>
          </table:table-cell>
          <table:table-cell table:style-name="Table1.D2" office:value-type="string">
            <text:p text:style-name="P9">Integrace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11.</text:p>
          </table:table-cell>
          <table:table-cell table:style-name="Table1.A2" office:value-type="string">
            <text:p text:style-name="P3">27.4.</text:p>
          </table:table-cell>
          <table:table-cell table:style-name="Table1.D2" office:value-type="string">
            <text:p text:style-name="P6"><text:span text:style-name="T6">D</text:span>iferenciální rovnice <text:span text:style-name="T50">1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12.</text:p>
          </table:table-cell>
          <table:table-cell table:style-name="Table1.A2" office:value-type="string">
            <text:p text:style-name="P3">4.5.</text:p>
          </table:table-cell>
          <table:table-cell table:style-name="Table1.D2" office:value-type="string">
            <text:p text:style-name="P7"><text:span text:style-name="T6">D</text:span><text:span text:style-name="T23">iferenciální rovnice </text:span><text:span text:style-name="T50">2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2" office:value-type="string">
            <text:p text:style-name="P4">13.</text:p>
          </table:table-cell>
          <table:table-cell table:style-name="Table1.A2" office:value-type="string">
            <text:p text:style-name="P3">11.5.</text:p>
          </table:table-cell>
          <table:table-cell table:style-name="Table1.D2" office:value-type="string">
            <text:p text:style-name="P2"><text:span text:style-name="Emphasis"><text:span text:style-name="T21">Doplnění učiva </text:span></text:span><text:span text:style-name="Emphasis"><text:span text:style-name="T20">aneb „co se nestihlo“</text:span></text:span></text:p>
          </table:table-cell>
          <table:table-cell table:style-name="Table1.D2" office:value-type="string">
            <text:p text:style-name="P3">JV</text:p>
          </table:table-cell>
        </table:table-row>
        <table:table-row table:style-name="Table1.1">
          <table:table-cell table:style-name="Table1.A14" office:value-type="string">
            <text:p text:style-name="P10"/>
          </table:table-cell>
          <table:table-cell table:style-name="Table1.A14" office:value-type="string">
            <text:p text:style-name="P11">18.5.</text:p>
          </table:table-cell>
          <table:table-cell table:style-name="Table1.C14" office:value-type="string">
            <text:p text:style-name="P12">Náhrada - <text:span text:style-name="T25">jenom</text:span> v případě <text:span text:style-name="T25">neč</text:span><text:span text:style-name="T55">e</text:span><text:span text:style-name="T25">kaného zrušení cvičení během semestru</text:span> </text:p>
          </table:table-cell>
          <table:table-cell table:style-name="Table1.C14" office:value-type="string">
            <text:p text:style-name="P11"/>
          </table:table-cell>
        </table:table-row>
      </table:table>
      <text:p text:style-name="P14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01:19.746385403</meta:creation-date>
    <dc:date>2023-02-15T12:02:16.050396135</dc:date>
    <meta:editing-duration>PT2H13M6S</meta:editing-duration>
    <meta:editing-cycles>23</meta:editing-cycles>
    <meta:generator>LibreOffice/7.2.6.2$Linux_X86_64 LibreOffice_project/20$Build-2</meta:generator>
    <meta:document-statistic meta:table-count="1" meta:image-count="0" meta:object-count="0" meta:page-count="1" meta:paragraph-count="64" meta:word-count="171" meta:character-count="1214" meta:non-whitespace-character-count="1012"/>
  </office:meta>
</office:document-meta>
</file>